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opacity="100%" draw:textarea-horizontal-align="justify" draw:textarea-vertical-align="middle" draw:auto-grow-height="false" fo:min-height="1.244cm" fo:min-width="1.319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_5f_4">
      <style:graphic-properties draw:stroke="solid" svg:stroke-color="#000000" draw:fill-color="#ffffff" draw:textarea-horizontal-align="justify" draw:textarea-vertical-align="top" draw:auto-grow-height="false" fo:min-height="2.05cm" fo:min-width="2.15cm" draw:shadow="visible" draw:shadow-offset-x="0.035cm" draw:shadow-offset-y="0.035cm" draw:shadow-opacity="50%" loext:shadow-blur="0.176cm"/>
      <style:paragraph-properties style:writing-mode="lr-tb"/>
    </style:style>
    <style:style style:name="gr3" style:family="graphic" style:parent-style-name="Default_5f_2_5f_4">
      <style:graphic-properties draw:stroke="solid" svg:stroke-color="#000000" draw:fill-color="#ffffff" draw:textarea-horizontal-align="justify" draw:textarea-vertical-align="top" draw:auto-grow-height="false" fo:min-height="2.049cm" fo:min-width="2.15cm" draw:shadow="visible" draw:shadow-offset-x="0.035cm" draw:shadow-offset-y="0.035cm" draw:shadow-opacity="50%" loext:shadow-blur="0.176cm"/>
      <style:paragraph-properties style:writing-mode="lr-tb"/>
    </style:style>
    <style:style style:name="gr4" style:family="graphic" style:parent-style-name="Object_20_without_20_fill_5f_2_5f_2">
      <style:graphic-properties svg:stroke-width="0.1cm" svg:stroke-color="#808080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visible" draw:shadow-offset-x="0.035cm" draw:shadow-offset-y="0.035cm" draw:shadow-opacity="50%" loext:shadow-blur="0.176cm"/>
    </style:style>
    <style:style style:name="gr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1.244cm" fo:min-width="1.241cm" draw:shadow="hidden" draw:shadow-offset-x="0.071cm" draw:shadow-offset-y="0.071cm" draw:shadow-opacity="43%"/>
      <style:paragraph-properties style:writing-mode="lr-tb"/>
    </style:style>
    <style:style style:name="gr6" style:family="graphic" style:parent-style-name="Default_5f_2_5f_4">
      <style:graphic-properties draw:stroke="none" draw:fill-color="#808080" draw:textarea-horizontal-align="justify" draw:textarea-vertical-align="middle" draw:auto-grow-height="false" fo:min-height="0.2cm" fo:min-width="2.148cm" draw:shadow="hidden" draw:shadow-offset-x="0.071cm" draw:shadow-offset-y="0.071cm" draw:shadow-opacity="43%"/>
      <style:paragraph-properties style:writing-mode="lr-tb"/>
    </style:style>
    <style:style style:name="gr7" style:family="graphic" style:parent-style-name="Default_5f_2_5f_4">
      <style:graphic-properties draw:stroke="none" draw:fill-color="#808080" draw:textarea-horizontal-align="justify" draw:textarea-vertical-align="middle" draw:auto-grow-height="false" fo:min-height="0.186cm" fo:min-width="2.148cm" draw:shadow="hidden" draw:shadow-offset-x="0.071cm" draw:shadow-offset-y="0.071cm" draw:shadow-opacity="43%"/>
      <style:paragraph-properties style:writing-mode="lr-tb"/>
    </style:style>
    <style:style style:name="gr8" style:family="graphic" style:parent-style-name="Default_5f_2_5f_4">
      <style:graphic-properties draw:stroke="none" draw:fill-color="#808080" draw:textarea-horizontal-align="justify" draw:textarea-vertical-align="middle" draw:auto-grow-height="false" fo:min-height="0.202cm" fo:min-width="2.148cm" draw:shadow="hidden" draw:shadow-offset-x="0.071cm" draw:shadow-offset-y="0.071cm" draw:shadow-opacity="43%"/>
      <style:paragraph-properties style:writing-mode="lr-tb"/>
    </style:style>
    <style:style style:name="gr9" style:family="graphic" style:parent-style-name="Default_5f_2_5f_4">
      <style:graphic-properties draw:stroke="none" draw:fill-color="#808080" draw:textarea-horizontal-align="justify" draw:textarea-vertical-align="middle" draw:auto-grow-height="false" fo:min-height="0.199cm" fo:min-width="2.148cm" draw:shadow="hidden" draw:shadow-offset-x="0.071cm" draw:shadow-offset-y="0.071cm" draw:shadow-opacity="43%"/>
      <style:paragraph-properties style:writing-mode="lr-tb"/>
    </style:style>
    <style:style style:name="gr10" style:family="graphic" style:parent-style-name="Default_5f_2_5f_4">
      <style:graphic-properties draw:stroke="none" draw:fill-color="#808080" draw:textarea-horizontal-align="justify" draw:textarea-vertical-align="middle" draw:auto-grow-height="false" fo:min-height="0.185cm" fo:min-width="2.148cm" draw:shadow="hidden" draw:shadow-offset-x="0.071cm" draw:shadow-offset-y="0.071cm" draw:shadow-opacity="43%"/>
      <style:paragraph-properties style:writing-mode="lr-tb"/>
    </style:style>
    <style:style style:name="gr11" style:family="graphic" style:parent-style-name="Default_5f_2_5f_4">
      <style:graphic-properties draw:stroke="none" draw:fill-color="#808080" draw:textarea-horizontal-align="justify" draw:textarea-vertical-align="middle" draw:auto-grow-height="false" fo:min-height="0.201cm" fo:min-width="2.148cm" draw:shadow="hidden" draw:shadow-offset-x="0.071cm" draw:shadow-offset-y="0.071cm" draw:shadow-opacity="43%"/>
      <style:paragraph-properties style:writing-mode="lr-tb"/>
    </style:style>
    <style:style style:name="gr12" style:family="graphic" style:parent-style-name="Default_5f_2_5f_4">
      <style:graphic-properties draw:stroke="none" draw:fill-color="#808080" draw:textarea-horizontal-align="justify" draw:textarea-vertical-align="middle" draw:auto-grow-height="false" fo:min-height="0.199cm" fo:min-width="2.146cm" draw:shadow="hidden" draw:shadow-offset-x="0.071cm" draw:shadow-offset-y="0.071cm" draw:shadow-opacity="43%"/>
      <style:paragraph-properties style:writing-mode="lr-tb"/>
    </style:style>
    <style:style style:name="gr13" style:family="graphic" style:parent-style-name="Default_5f_2_5f_4">
      <style:graphic-properties draw:stroke="none" draw:fill-color="#808080" draw:textarea-horizontal-align="justify" draw:textarea-vertical-align="middle" draw:auto-grow-height="false" fo:min-height="0.201cm" fo:min-width="2.146cm" draw:shadow="hidden" draw:shadow-offset-x="0.071cm" draw:shadow-offset-y="0.071cm" draw:shadow-opacity="43%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end" style:writing-mode="lr-tb"/>
      <style:text-properties fo:font-size="11pt" fo:background-color="transparent"/>
    </style:style>
    <style:style style:name="P2" style:family="paragraph">
      <loext:graphic-properties draw:fill="none" draw:fill-color="#ffffff" draw:opacity="100%"/>
      <style:paragraph-properties fo:text-align="end" style:writing-mode="lr-tb"/>
      <style:text-properties fo:font-size="11pt" fo:background-color="transparent"/>
    </style:style>
    <style:style style:name="P3" style:family="paragraph">
      <style:paragraph-properties fo:text-align="center" style:writing-mode="lr-tb"/>
      <style:text-properties fo:font-size="11pt"/>
    </style:style>
    <style:style style:name="P4" style:family="paragraph">
      <loext:graphic-properties draw:fill-color="#ffffff"/>
      <style:paragraph-properties fo:text-align="center" style:writing-mode="lr-tb"/>
      <style:text-properties fo:font-size="11pt"/>
    </style:style>
    <style:style style:name="P5" style:family="paragraph">
      <loext:graphic-properties draw:fill="none" draw:opacity="100%"/>
      <style:paragraph-properties fo:text-align="center"/>
      <style:text-properties fo:font-size="11pt"/>
    </style:style>
    <style:style style:name="P6" style:family="paragraph">
      <style:paragraph-properties fo:text-align="start" style:writing-mode="lr-tb"/>
      <style:text-properties fo:font-size="11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8" style:family="paragraph">
      <style:paragraph-properties fo:text-align="center" style:writing-mode="lr-tb"/>
      <style:text-properties fo:color="#ffffff" loext:opacity="100%" fo:font-size="11pt" style:font-size-asian="16pt" style:font-size-complex="16pt"/>
    </style:style>
    <style:style style:name="P9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6pt" style:font-size-complex="16pt"/>
    </style:style>
    <style:style style:name="P10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1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1pt" fo:background-color="transparent"/>
    </style:style>
    <style:style style:name="T2" style:family="text">
      <style:text-properties fo:font-size="11pt"/>
    </style:style>
    <style:style style:name="T3" style:family="text">
      <style:text-properties fo:color="#ffffff" loext:opacity="100%" fo:font-size="11pt" style:font-size-asian="16pt" style:font-size-complex="16pt"/>
    </style:style>
    <style:style style:name="T4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9cm" svg:height="1.494cm" svg:x="0.7cm" svg:y="7.452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5cm" svg:height="2.3cm" svg:x="2.866cm" svg:y="6.723cm">
          <text:p text:style-name="P3"><text:span text:style-name="T2">Micro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5cm" svg:height="2.299cm" svg:x="6.019cm" svg:y="6.724cm">
          <text:p text:style-name="P3"><text:span text:style-name="T2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5cm" svg:height="2.299cm" draw:transform="skewX (0.000349065850398866) rotate (0.000349065850398866) translate (9.27cm 6.724cm)">
          <text:p text:style-name="P3"><text:span text:style-name="T2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.521cm" svg:y1="8.199cm" svg:x2="6.021cm" svg:y2="8.199cm" svg:d="M5521 8199h500" svg:viewBox="0 0 501 1">
          <text:p/>
        </draw:connector>
        <draw:connector draw:style-name="gr4" draw:text-style-name="P5" draw:layer="layout" draw:type="line" svg:x1="8.671cm" svg:y1="8.2cm" svg:x2="9.271cm" svg:y2="8.199cm" svg:d="M8671 8200l600-1" svg:viewBox="0 0 601 2">
          <text:p/>
        </draw:connector>
        <draw:custom-shape draw:style-name="gr5" draw:text-style-name="P7" draw:layer="layout" svg:width="1.741cm" svg:height="1.494cm" svg:x="12.3cm" svg:y="7.452cm">
          <text:p text:style-name="P6"><text:span text:style-name="T2">Soun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648cm" svg:height="0.45cm" draw:transform="rotate (0.000698131700797732) translate (9.272cm 7.446cm)">
          <text:p text:style-name="P8"><text:span text:style-name="T3">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648cm" svg:height="0.436cm" draw:transform="rotate (0.000349065850398866) translate (9.272cm 8.017cm)">
          <text:p text:style-name="P8"><text:span text:style-name="T3">Ampl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648cm" svg:height="0.452cm" draw:transform="rotate (0.000349065850398866) translate (9.272cm 8.574cm)">
          <text:p text:style-name="P8"><text:span text:style-name="T3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48cm" svg:height="0.449cm" draw:transform="rotate (0.000349065850398866) translate (6.021cm 7.445cm)">
          <text:p text:style-name="P8"><text:span text:style-name="T3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648cm" svg:height="0.435cm" draw:transform="rotate (0.000698131700797732) translate (6.021cm 8.018cm)">
          <text:p text:style-name="P8"><text:span text:style-name="T3">Eff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648cm" svg:height="0.451cm" draw:transform="rotate (0.000349065850398866) translate (6.021cm 8.574cm)">
          <text:p text:style-name="P8"><text:span text:style-name="T3">D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46cm" svg:height="0.449cm" draw:transform="rotate (0.000349065850398866) translate (2.87cm 7.445cm)">
          <text:p text:style-name="P10"><text:span text:style-name="T4">Sh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648cm" svg:height="0.435cm" draw:transform="rotate (0.000698131700797732) translate (2.87cm 8.018cm)">
          <text:p text:style-name="P8"><text:span text:style-name="T3">Micro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646cm" svg:height="0.451cm" draw:transform="rotate (0.000349065850398866) translate (2.87cm 8.574cm)">
          <text:p text:style-name="P8"><text:span text:style-name="T3">Pre-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2" draw:layer="layout" svg:x1="2.37cm" svg:y1="8.199cm" svg:x2="2.87cm" svg:y2="8.199cm">
          <text:p/>
        </draw:line>
        <draw:line draw:style-name="gr14" draw:text-style-name="P12" draw:layer="layout" svg:x1="11.919cm" svg:y1="8.199cm" svg:x2="12.419cm" svg:y2="8.1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5T07:41:56.206058068</dc:date>
    <meta:editing-duration>PT5H22M25S</meta:editing-duration>
    <meta:editing-cycles>84</meta:editing-cycles>
    <meta:generator>LibreOffice/7.1.4.2$Linux_X86_64 LibreOffice_project/10$Build-2</meta:generator>
    <dc:creator>Alexander Refsum Jensenius</dc:creator>
    <meta:document-statistic meta:object-count="18"/>
  </office:meta>
</office:document-meta>
</file>